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Adobe Caslon Pro" svg:font-family="'Adobe Caslon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style:font-name="Adobe Caslon Pro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dobe Caslon Pro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Adobe Caslon Pro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Adobe Caslon Pro" fo:font-weight="bold" style:font-weight-asian="bold" style:font-weight-complex="bold"/>
    </style:style>
    <style:style style:name="P5" style:family="paragraph" style:parent-style-name="Standard" style:list-style-name="L1"/>
    <style:style style:name="P6" style:family="paragraph" style:parent-style-name="Standard">
      <style:paragraph-properties fo:margin-left="0in" fo:margin-right="0in" fo:text-indent="0in" style:auto-text-indent="false"/>
      <style:text-properties style:font-name="Adobe Caslon Pro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Adobe Caslon Pro" fo:font-weight="bold" style:font-weight-asian="bold" style:font-weight-complex="bold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Adobe Caslon Pro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050 pensumsammendrag</text:p>
      <text:p text:style-name="P1"/>
      <text:p text:style-name="P1"/>
      <text:p text:style-name="P1"/>
      <text:p text:style-name="P3">Systemutviklingsprosessen</text:p>
      <text:p text:style-name="P1"/>
      <text:p text:style-name="P1">En systemutviklingsprosess er de aktivitetene som utføres for å utvikle et datasystem </text:p>
      <text:p text:style-name="P1">Aktivitetene varierer, men vil alltid ha elementer av:</text:p>
      <text:p text:style-name="P1"><text:tab/>-spesifisering av kravene, dvs. hva systemet skal gjøre </text:p>
      <text:p text:style-name="P1"><text:tab/>-design av systemet (for eksempel lage en datamodell) </text:p>
      <text:p text:style-name="P1"><text:tab/>-implementering av koden (programmering) </text:p>
      <text:p text:style-name="P1"><text:tab/>-validering av at systemet gjør det kunden ønsker </text:p>
      <text:p text:style-name="P1"><text:tab/>-endringer av systemet i forhold til nye og endrede krav hos kunden </text:p>
      <text:p text:style-name="P1"/>
      <text:p text:style-name="P4">Roller</text:p>
      <text:p text:style-name="P1"><text:tab/>-Utvikler </text:p>
      <text:p text:style-name="P1"><text:tab/>-Vedlikeholder </text:p>
      <text:p text:style-name="P1"><text:tab/>-Arkitekt/system designer </text:p>
      <text:p text:style-name="P1"><text:tab/>-Grafisk designer </text:p>
      <text:p text:style-name="P1"><text:tab/>-Tester </text:p>
      <text:p text:style-name="P1"><text:tab/>-Prosjektleder </text:p>
      <text:p text:style-name="P1"><text:tab/>-Bruker-/kunderepresentant</text:p>
      <text:p text:style-name="P1"/>
      <text:p text:style-name="P1"><text:span text:style-name="T1">Systemutviklingsprosess</text:span> (= faktisk, reell prosess): </text:p>
      <text:p text:style-name="P1"><text:tab/>-de aktivitetene som utføres i et utviklingsprosjekt </text:p>
      <text:p text:style-name="P1"/>
      <text:p text:style-name="P1"><text:span text:style-name="T1">Prosessmodell</text:span> (=formell prosess) </text:p>
      <text:p text:style-name="P1"><text:tab/>-En abstrakt, forenklet representasjon av en prosess </text:p>
      <text:p text:style-name="P1"><text:tab/>• Deskriptiv: beskriver en prosess slik vi mener vi utfører den </text:p>
      <text:p text:style-name="P1"><text:tab/>• Normativ (preskriptiv): beskriver en prosess slik noen mener den bør være (vanligste betydning) </text:p>
      <text:p text:style-name="P1"/>
      <text:p text:style-name="P1"/>
      <text:p text:style-name="P1"><text:soft-page-break/></text:p>
      <text:p text:style-name="P1"/>
      <text:p text:style-name="P1"><text:span text:style-name="T1">Nivåer av prosessmodeller:</text:span> </text:p>
      <text:p text:style-name="P1">(tilpasses prosjektets behov)</text:p>
      <text:p text:style-name="P1"><text:tab/>Random eks:</text:p>
      <text:p text:style-name="P1"><text:tab/>-Overordnet prosess: kanban-scrum hybrid</text:p>
      <text:p text:style-name="P1"><text:tab/><text:tab/>-Underordnet prosess scrum</text:p>
      <text:p text:style-name="P1"><text:tab/><text:tab/><text:tab/>-Under-underordnet prosess kanban</text:p>
      <text:p text:style-name="P1"/>
      <text:p text:style-name="P4">Hvordan tilpasse prosesser? </text:p>
      <text:p text:style-name="P1"><text:tab/>• Prosesser må tilpasses</text:p>
      <text:p text:style-name="P1"><text:tab/><text:tab/>-Ingen prosjekter er like </text:p>
      <text:p text:style-name="P1"><text:tab/><text:tab/>-Mange faktorer påvirker prosessen </text:p>
      <text:p text:style-name="P1"><text:tab/>• Hva kan tilpasses? </text:p>
      <text:p text:style-name="P1"><text:tab/><text:tab/>-Antall faser/aktiviteter, roller, ansvarsforhold, dokumentformater, formalitet/frekvens på rapporter og gjennomganger </text:p>
      <text:p text:style-name="P1"><text:tab/>• Hvordan tilpasse? </text:p>
      <text:p text:style-name="P1"><text:tab/><text:tab/>1. Identifiser prosjektomgivelser </text:p>
      <text:list xml:id="list3672878738722194949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5"><text:s text:c="2"/><text:tab/>-utviklingsstrategi, risiko, krav, applikasjonsområde, type kunde etc. 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tab/><text:tab/>2. Innhent synspunkter fra utviklere, brukere, kunder </text:p>
      <text:p text:style-name="P1"><text:tab/><text:tab/>3. Definer prosesser, aktiviteter og roller </text:p>
      <text:p text:style-name="P1"><text:tab/><text:tab/>4. Dokumenter og begrunn tilpasningene </text:p>
      <text:p text:style-name="P1"/>
      <text:p text:style-name="P1">Ta med side 26 på foiler prosesser 22.01</text:p>
      <text:p text:style-name="P1"/>
      <text:p text:style-name="P1"><text:span text:style-name="T1">Fossefallsmodellen</text:span> </text:p>
      <text:p text:style-name="P1"><text:tab/>• Plandrevet. Separate faser </text:p>
      <text:p text:style-name="P1"><text:tab/>• Vanskelig å tilpasse endringer i brukerkrav underveis </text:p>
      <text:p text:style-name="P1"><text:tab/>• Best ved godt forståtte krav og når det er lite sannsynlig med mye endringer underveis </text:p>
      <text:p text:style-name="P1"><text:tab/><text:tab/>-Men få systemer har stabile krav … </text:p>
      <text:p text:style-name="P1"><text:tab/>• Brukes mest i store prosjekter som gjerne utvikles på ulike steder. Plandreven utvikling gjør det enklere å koordinere arbeidet </text:p>
      <text:p text:style-name="P1"><text:tab/>• Men brukes også i små, godt forståtte prosjekter</text:p>
      <text:p text:style-name="P1"/>
      <text:p text:style-name="P4">Plandrevne (tunge) prosesser </text:p>
      <text:p text:style-name="P1"><text:soft-page-break/><text:tab/>• Prosessaktivitetene planlagt på forhånd. Progresjon måles i henhold til planen </text:p>
      <text:p text:style-name="P1"><text:tab/>• En tung prosess inkluderer mange aktiviteter og ofte roller. Krever formelle, detaljerte og konsistente prosjektdokumenter </text:p>
      <text:p text:style-name="P1"><text:tab/>• Ofte “for-tunge”, dvs. vektlegger aktiviteter som gjøres tidlig i prosessen (planlegging, analyse &amp; design) </text:p>
      <text:p text:style-name="P1"/>
      <text:p text:style-name="P4">Smidige (lette) prosesser </text:p>
      <text:p text:style-name="P1"><text:tab/>• Planleggingen gjøres litt etter litt (inkrementelt) </text:p>
      <text:p text:style-name="P1"><text:tab/>• Enklere å endre prosessen for å tilpasse endrede krav fra kunden </text:p>
      <text:p text:style-name="P1"><text:tab/>• Fokuserer mer på fundamentale prinsipper (f.eks. ”kontinuerlig testing”). Har færre formelle dokumenter og er ofte mer iterative </text:p>
      <text:p text:style-name="P1"/>
      <text:p text:style-name="P1"/>
      <text:p text:style-name="P1">• Et <text:span text:style-name="T1">inkrement</text:span> er et tillegg i funksjonaliteten – et aspekt ved systemet </text:p>
      <text:p text:style-name="P1">• En <text:span text:style-name="T1">iterasjon</text:span> er en syklus i utviklingen – et aspekt ved prosessen </text:p>
      <text:p text:style-name="P1"/>
      <text:p text:style-name="P4">Rational Unified Process (RUP) </text:p>
      <text:p text:style-name="P1"><text:tab/>• Rammeverk for å bygge arkitektur/UML-modeller</text:p>
      <text:p text:style-name="P1"/>
      <text:p text:style-name="P4">Komponenter og gjenbruk</text:p>
      <text:p text:style-name="P1"><text:tab/>Eksisterende programvare gjenbrukes i større eller mindre grad utviklingen av nye systemer</text:p>
      <text:p text:style-name="P1"/>
      <text:p text:style-name="P4">Service-orientert arkitektur (SOA) </text:p>
      <text:p text:style-name="P1"><text:tab/>• Brukes for å utvikle distribuerte systemer der komponentene er selvstendige tjenester </text:p>
      <text:p text:style-name="P1"><text:tab/>• Tjenestene vil kunne utføres på ulike maskiner fra ulike tjenesteleverandører </text:p>
      <text:p text:style-name="P1"><text:tab/>• Standard protokoller har blitt utviklet for å støtte kommunikasjon og utveksling av informasjon </text:p>
      <text:p text:style-name="P1"/>
      <text:p text:style-name="P1"/>
      <text:p text:style-name="P4">Smidig</text:p>
      <text:p text:style-name="P1"><text:tab/>plandrevet vs smidig</text:p>
      <text:p text:style-name="P1"><text:tab/>• Programmeringsfokuserte metoder </text:p>
      <text:p text:style-name="P1"><text:tab/><text:tab/>– Ekstrem programmering (XP) </text:p>
      <text:p text:style-name="P1"><text:tab/><text:tab/>– Eksperiment på parprogrammering </text:p>
      <text:p text:style-name="P1"><text:tab/>• Prosessfokuserte metoder </text:p>
      <text:p text:style-name="P1"/>
      <text:p text:style-name="P1"><text:span text:style-name="T1">Scrum</text:span> (tidsboksbasert) </text:p>
      <text:p text:style-name="P1"><text:soft-page-break/><text:tab/><text:tab/>Velg noen prioriterte oppgaver og jobb med dem i faste tidsintervaller med definerte oppstarts- og avslutningsaktiviteter (Scrum) </text:p>
      <text:p text:style-name="P1"><text:tab/><text:tab/>• Planleggingsfasen: overordnede mål for prosjektet etableres og programvarearkitekturen designes </text:p>
      <text:p text:style-name="P1"><text:tab/><text:tab/>• Gjennomføringsfasen: en serie med sprintiterasjoner, der hver iterasjon leverer et inkrement av systemet </text:p>
      <text:p text:style-name="P1"><text:tab/><text:tab/>• Avslutningsfasen: nødvendig dokumentasjon som hjelp-funksjoner og brukermanualer fullføres, og</text:p>
      <text:p text:style-name="P1"/>
      <text:p text:style-name="P1"/>
      <text:p text:style-name="P1"><text:span text:style-name="T1">Kanban</text:span> (flytbasert) (toyota - lean)</text:p>
      <text:p text:style-name="P1"><text:tab/>Fokuserer på at oppgaver skal ”flyte” uten avbrudd gjennom de nødvendige aktivitetene til de er ferdige </text:p>
      <text:p text:style-name="P1"><text:tab/>• Fokus på gjennomstrømningshastighet på arbeidspakkene = antall features/brukerhistorier implementert per tidsenhet </text:p>
      <text:p text:style-name="P1"><text:tab/>• Begrense antall arbeidspakker som det jobbes med i parallell (Work In Progress) for å hindre flaskehalser WIP totalt eller per tilstand </text:p>
      <text:p text:style-name="P1"><text:tab/>• Antakelse: J-høyere WIP, j-saktere flyter arbeidspakken gjennom arbeidsprosessene </text:p>
      <text:p text:style-name="P1"><text:tab/>• Når en pakke er ferdig, kan man etterspørre en ny som man begynner å jobbe med (pull) </text:p>
      <text:p text:style-name="P1"><text:tab/>• Slakk i tidsplanen er OK, dvs. en utvikler vil kunne vente hvis det optimaliserer overordnet flyt </text:p>
      <text:p text:style-name="P1"><text:tab/>• Mindre fokus på estimering </text:p>
      <text:p text:style-name="P1"><text:tab/>• Kommer fra Lean systemutvikling (toyota)</text:p>
      <text:p text:style-name="P1"/>
      <text:p text:style-name="P1"/>
      <text:p text:style-name="P3">Prosjektledelse</text:p>
      <text:p text:style-name="P1">• Forretningsplan (Hvorfor?) </text:p>
      <text:p text:style-name="P1">• Organisasjon (Hvem?) </text:p>
      <text:p text:style-name="P1">• Kvalitet (Hva?) </text:p>
      <text:p text:style-name="P1">• Plan (Hvordan? Hvor mye? Når?) </text:p>
      <text:p text:style-name="P1">• Risik-(Hva hvis?)</text:p>
      <text:p text:style-name="P1">• En risik-er en sannsynlighet for at uønskede </text:p>
      <text:p text:style-name="P1">omstendigheter skjer </text:p>
      <text:p text:style-name="P1">– Prosjekt-risikoer vil ha effekt på tidsplanen og/eller </text:p>
      <text:p text:style-name="P1">ressurser </text:p>
      <text:p text:style-name="P1">– Produkt-risikoer vil ha effekt på kvaliteten eller av </text:p>
      <text:p text:style-name="P1">programvaren som utvikles </text:p>
      <text:p text:style-name="P1">– Forretnings (Business)-risikoer vil ha effekt på </text:p>
      <text:p text:style-name="P1">organisasjonen som utvikler eller eier programvaren</text:p>
      <text:p text:style-name="P1">RISIKO: foil <text:s/>side 8 prosjektledelse-teamarbeid</text:p>
      <text:p text:style-name="P1"/>
      <text:p text:style-name="P1"><text:soft-page-break/></text:p>
      <text:p text:style-name="P1"/>
      <text:p text:style-name="P1">• Endring (Hvilke endringer gir systemet?)</text:p>
      <text:p text:style-name="P1"/>
      <text:p text:style-name="P1"/>
      <text:p text:style-name="P1">Parprogrammering: skriv stikkord</text:p>
      <text:p text:style-name="P1"/>
      <text:p text:style-name="P3">Krav</text:p>
      <text:p text:style-name="P1"><text:span text:style-name="T1">Hva er et krav? </text:span></text:p>
      <text:p text:style-name="P1"><text:tab/>-alt fra en abstrakt beskrivelse av en tjeneste til en detaljert, matematisk beskrevet funksjon </text:p>
      <text:p text:style-name="P1"><text:s/></text:p>
      <text:p text:style-name="P1"><text:tab/>En kravspesifikasjon kan ha flere formål: </text:p>
      <text:p text:style-name="P1"><text:tab/><text:tab/>-Basis for anbud (rom for fortolkninger, ulike tilbydere vil kunne tilby ulike måter å løse kundens behov på) </text:p>
      <text:p text:style-name="P1"><text:tab/><text:tab/>-Basis for kontrakt (detaljer) </text:p>
      <text:p text:style-name="P1"><text:tab/><text:tab/>-Basis for design og implementasjon av systemet </text:p>
      <text:p text:style-name="P1"><text:tab/></text:p>
      <text:p text:style-name="P4">Typer krav</text:p>
      <text:p text:style-name="P1"><text:tab/>• Brukerkrav </text:p>
      <text:p text:style-name="P1"><text:tab/><text:tab/>-Krav uttrykt i naturlig språk og diagrammer som viser tjenestene (funksjonene) til systemet og føringer som gjelder </text:p>
      <text:p text:style-name="P1"><text:tab/><text:tab/>-Skal forstås greit av kunden </text:p>
      <text:p text:style-name="P1"/>
      <text:p text:style-name="P1"><text:tab/>• Systemkrav </text:p>
      <text:p text:style-name="P1"><text:tab/><text:tab/>-Strukturert, detaljert beskrivelse av systemets funksjoner og føringer som gjelder </text:p>
      <text:p text:style-name="P1"><text:tab/><text:tab/>-Definerer hva som skal implementeres </text:p>
      <text:p text:style-name="P1"><text:tab/><text:tab/>-Utgangspunkt for kontrakt mellom oppdragsgiver (kunde) og utviklerorganisasjon </text:p>
      <text:p text:style-name="P1"/>
      <text:p text:style-name="P1"><text:span text:style-name="T1">Funksjonelle krav</text:span> </text:p>
      <text:p text:style-name="P1"><text:tab/>Hva systemet skal gjøre </text:p>
      <text:p text:style-name="P1"><text:tab/><text:tab/>-Hvilke tjenester (funksjoner) systemet skal tilby? </text:p>
      <text:p text:style-name="P1"><text:tab/><text:tab/>-Hvordan det skal reagere på ulike typer input? </text:p>
      <text:p text:style-name="P1"><text:tab/><text:tab/>-Vil kunne beskrive hva systemet ikke skal gjøre også</text:p>
      <text:p text:style-name="P1"/>
      <text:p text:style-name="P1"><text:span text:style-name="T1">Ikke-funksjonelle krav</text:span> </text:p>
      <text:p text:style-name="P1"><text:soft-page-break/><text:tab/>Hvordan systemet skal implementere de funksjonelle kravene </text:p>
      <text:p text:style-name="P1"/>
      <text:p text:style-name="P1"><text:tab/>Typer ikke-funksjonelle krav </text:p>
      <text:p text:style-name="P1"><text:tab/><text:tab/>Produktkrav: sikkerhets-(kryptering), brukbarhets-, effektivitets-(ytelse), pålitelighets-(feilrater). </text:p>
      <text:p text:style-name="P1"><text:tab/><text:tab/>Organiastoriske krav: miljø-, utviklings-(kostnader, ressurser, gjenbruk), </text:p>
      <text:p text:style-name="P1"><text:tab/><text:tab/>Eksterne krav: Legislative-, sikkerhets-, etiske-, regler- </text:p>
      <text:p text:style-name="P1"><text:tab/></text:p>
      <text:p text:style-name="P4">Domenekrav</text:p>
      <text:p text:style-name="P1"><text:tab/>Krav som settes av fagområdet systemet designes for. </text:p>
      <text:p text:style-name="P1"><text:tab/></text:p>
      <text:p text:style-name="P1"><text:tab/>Utfordringer</text:p>
      <text:p text:style-name="P1"><text:tab/>• Forståelighet </text:p>
      <text:p text:style-name="P1"><text:tab/><text:tab/>– Kravene er ofte uttrykt i spesifikke domenespråk </text:p>
      <text:p text:style-name="P1"><text:tab/><text:tab/>– Disse er ofte uforståelige for systemutviklere </text:p>
      <text:p text:style-name="P1"><text:tab/>• Implisitt </text:p>
      <text:p text:style-name="P1"><text:tab/>– Domenespesialister kjenner ofte fagområdet så godt at de ikke tenker på å gjøre domenekravene eksplisitte </text:p>
      <text:p text:style-name="P1"><text:tab/>• En god systemutvikler har ofte god domenekunnskap. Industri og næringsliv etterspør ofte begge deler</text:p>
      <text:p text:style-name="P1"/>
      <text:p text:style-name="P1"><text:span text:style-name="T1">Retningslinjer for skriving av kravspec</text:span> </text:p>
      <text:p text:style-name="P1"><text:tab/>• Bruk et standard format på alle krav </text:p>
      <text:p text:style-name="P1"><text:tab/>• Bruk “må” for absolutte krav og “bør” for ønsker </text:p>
      <text:p text:style-name="P1"><text:tab/>• Uthev teksten på spesielt viktige deler </text:p>
      <text:p text:style-name="P1"><text:tab/>• Unngå IT-sjargong </text:p>
      <text:p text:style-name="P1"><text:tab/>• Inkluder forklaring på hvorfor et krav er nødvendig</text:p>
      <text:p text:style-name="P1"/>
      <text:p text:style-name="P1"/>
      <text:p text:style-name="P1"/>
      <text:p text:style-name="P3">Estimering</text:p>
      <text:p text:style-name="P1"><text:tab/>30% underestimering, ingen forbedring over tid </text:p>
      <text:p text:style-name="P1"><text:tab/></text:p>
      <text:p text:style-name="P1"><text:span text:style-name="T1">Iboende problemer</text:span></text:p>
      <text:p text:style-name="P1"><text:tab/>-Komplekse produkter (stadig nye uprøvde muligheter, lite mulighet til å akkumulere erfaringer, kompleksiteten øker raskere enn størrelsen på </text:p>
      <text:p text:style-name="P1"><text:tab/>prosjektet)</text:p>
      <text:p text:style-name="P1"><text:soft-page-break/><text:tab/>-Komplekse organisasjonsendringer ofte en del av leveransen (mye følelser og posisjonering involvert)</text:p>
      <text:p text:style-name="P1"><text:tab/>-Komplekse prosjekter (prosjekter er komplekse ”ad hoc” - organisasjoner som dannes og skal yte fra første dag) </text:p>
      <text:p text:style-name="P1"><text:tab/>-Uklare krav (skal prosjektet vente til alle krav er klare, kommer det aldri i gang)</text:p>
      <text:p text:style-name="P1"><text:tab/>-Menneskelige svakheter (”bounded rationality”, tabber, ”små” feil med store konsekvenser, misforståelser, iboende optimisme) </text:p>
      <text:p text:style-name="P1"/>
      <text:p text:style-name="P1"/>
      <text:p text:style-name="P1"><text:span text:style-name="T1">Oppdragsgiverproblemer</text:span> </text:p>
      <text:p text:style-name="P1"><text:tab/>-Uklare krav </text:p>
      <text:p text:style-name="P1"><text:tab/>-Lite kunnskap / feilaktige forventninger til IT / ”politikk” </text:p>
      <text:p text:style-name="P1"><text:tab/>-Kommunikasjonsproblemer med leverandør (mangler felles språk) </text:p>
      <text:p text:style-name="P1"><text:tab/>-Avsetter for lite tid/ressurser til involvering/oppfølging </text:p>
      <text:p text:style-name="P1"><text:tab/>-Mangel på forankring i ledelse / forretningsstrategi </text:p>
      <text:p text:style-name="P1"><text:tab/>-Apati overfor IT-leverandører (det er slik de er-holdningen)? </text:p>
      <text:p text:style-name="P1"><text:tab/>-Anbudsprosesser som fører til valg av overoptimistiske leverandører (”the Winner’s curse”) </text:p>
      <text:p text:style-name="P1"/>
      <text:p text:style-name="P4">10 faktorer som signaliserer fare for underestimering </text:p>
      <text:p text:style-name="P1"><text:tab/>1. Høy usikkerhet </text:p>
      <text:p text:style-name="P1"><text:tab/>2. Lite relevant erfaring </text:p>
      <text:p text:style-name="P1"><text:tab/>3. Sterkt ønske om å få lov til å starte opp prosjektet hos de som estimerer </text:p>
      <text:p text:style-name="P1"><text:tab/>4. Vanskelig å evaluere estimatene (f eks ved at antagelsene for estimatene er uklare eller at hva som er ment med estimatet ikke er klart) </text:p>
      <text:p text:style-name="P1"><text:tab/>5. Lang varighet på prosjektet </text:p>
      <text:p text:style-name="P1"><text:tab/>6. Prosjekt mye større enn tidligere prosjekter </text:p>
      <text:p text:style-name="P1"><text:tab/>7. Prosjektleveranser har liten grad av fleksibilitet (dette øker risikoen for at man overvurderer hvor mye man kan ”justere seg inn”) </text:p>
      <text:p text:style-name="P1"><text:tab/>8. Manglende skille mellom prosesser for estimat, plan og tilbud </text:p>
      <text:p text:style-name="P1"><text:tab/>9. Kundeforventning og/eller budsjett er kjent av de som estimerer </text:p>
      <text:p text:style-name="P1"><text:tab/>10. Estimater utarbeidet som del av planlegging </text:p>
      <text:p text:style-name="P1"/>
      <text:p text:style-name="P1"/>
      <text:p text:style-name="P1"><text:span text:style-name="T1">Planning Poker</text:span> </text:p>
      <text:p text:style-name="P1">(eksempel på metode for gruppeestimering - ofte brukt i smidige prosjekter)</text:p>
      <text:p text:style-name="P1"><text:tab/>1. Kunden forklarer “user story”</text:p>
      <text:p text:style-name="P1"><text:tab/>2. Teamet diskuterer hvilken jobb som må gjøres </text:p>
      <text:p text:style-name="P1"><text:tab/>3. Alle velger et kort som representerer estimatet </text:p>
      <text:p text:style-name="P1"><text:soft-page-break/><text:tab/>4. Alle viser estimatet sitt samtidig </text:p>
      <text:p text:style-name="P1"><text:tab/>5. De med lavest og høyest estimat begrunner </text:p>
      <text:p text:style-name="P1"><text:tab/>6. Teamet diskuterer estimatene </text:p>
      <text:p text:style-name="P1"><text:tab/>7. Gjenta fra steg 3. frem til estimatene konvergerer </text:p>
      <text:p text:style-name="P1"><text:tab/>8. Teamet blir enige om et estimat </text:p>
      <text:p text:style-name="P1"><text:tab/><text:tab/>Kort: Spillkort, f eks med tallene 1, 2, 3, 5, 8, 13, 21</text:p>
      <text:p text:style-name="P1"/>
      <text:p text:style-name="P1"><text:span text:style-name="T1">Hvorfor virker Planning Poker?</text:span> </text:p>
      <text:p text:style-name="P1"><text:tab/>Samtidig visning av estimater kan redusere noen feilkilder </text:p>
      <text:p text:style-name="P1"><text:tab/><text:tab/>-Det første estimatet vil normalt danne et anker </text:p>
      <text:p text:style-name="P1"><text:tab/><text:tab/>-Noen i teamet har mer inflytelse enn andre </text:p>
      <text:p text:style-name="P1"><text:tab/>Flere spørsmål blir stilt, og mer informasjon blir delt </text:p>
      <text:p text:style-name="P1"><text:tab/>Estimatene reflekterer teamets gjennomsnittelige evne til å løse oppgaven </text:p>
      <text:p text:style-name="P1"><text:tab/><text:tab/>-Ekspert-estimater har en tendens til å basere seg på ekspertens evner </text:p>
      <text:p text:style-name="P1"><text:tab/><text:tab/>-Vi vet ikke nødvendigvis hvem som vil ende opp med å gjøre oppgaven</text:p>
      <text:p text:style-name="P1"/>
      <text:p text:style-name="P1"><text:span text:style-name="T1">Estimeringsprosessen</text:span> </text:p>
      <text:p text:style-name="P1"/>
      <text:p text:style-name="P1"><text:span text:style-name="T1">Forberedelser</text:span> </text:p>
      <text:p text:style-name="P1">1. Forstå estimeringsproblemet </text:p>
      <text:p text:style-name="P1"><text:tab/>-Identifiser mål og krav til nøyaktighet </text:p>
      <text:p text:style-name="P1"><text:tab/>-Identifiser interessenter og politiske posisjoner </text:p>
      <text:p text:style-name="P1"><text:tab/>-Spesifiser forutsetninger </text:p>
      <text:p text:style-name="P1"><text:tab/>-Bestem nedbryting av problemet </text:p>
      <text:p text:style-name="P1"/>
      <text:p text:style-name="P1">2. Enighet om beslutninger og forutsetninger </text:p>
      <text:p text:style-name="P1"><text:tab/>-Identifiser relevante beslutninger og forutsetninger som kan påvirke </text:p>
      <text:p text:style-name="P1"><text:tab/>-Avgjør om det er meningsfullt å estimere på nåværende tidspunkt </text:p>
      <text:p text:style-name="P1"><text:tab/>-Avklar fleksibilitet og prosjektprioritet 9 </text:p>
      <text:p text:style-name="P1"></text:p>
      <text:p text:style-name="P1">3. Innhent relevant informasjon </text:p>
      <text:p text:style-name="P1"><text:tab/>-Identifiser selskapsspesifikke kostnadsdrivere </text:p>
      <text:p text:style-name="P1"><text:tab/>-Pass på at kildene er uhildet </text:p>
      <text:p text:style-name="P1"><text:soft-page-break/><text:tab/>-Innhent informasjon fra flere kilder </text:p>
      <text:p text:style-name="P1"><text:tab/>-Unngå irrelevant informasjon </text:p>
      <text:p text:style-name="P1"/>
      <text:p text:style-name="P1">4. Velg estimeringsprosess </text:p>
      <text:p text:style-name="P1"><text:tab/>-Baser prosessen på tilgjengelig informasjon </text:p>
      <text:p text:style-name="P1"><text:tab/>-Benytt organisasjon og personspesifikk informasjon </text:p>
      <text:p text:style-name="P1"/>
      <text:p text:style-name="P1"><text:span text:style-name="T1">Estimeringsfasen</text:span> </text:p>
      <text:p text:style-name="P1">5. Estimer mest sannsynlig arbeidsmengde </text:p>
      <text:p text:style-name="P1"><text:tab/>-Strukturer estimeringsprosessen </text:p>
      <text:p text:style-name="P1"><text:tab/>-Separer mest sannsynlig arbeidsmengde fra tilbud, plan etc. </text:p>
      <text:p text:style-name="P1"><text:tab/>-Beskriv forutsetninger </text:p>
      <text:p text:style-name="P1"><text:tab/>-Beskriv underliggende informasjon for etterprøvbarhet </text:p>
      <text:p text:style-name="P1"/>
      <text:p text:style-name="P1">6. Anslå usikkerhet </text:p>
      <text:p text:style-name="P1"><text:tab/>-Konfidensintervall 10 </text:p>
      <text:p text:style-name="P1"></text:p>
      <text:p text:style-name="P1">7. Gjennomgang av estimeringsprosessen og estimat </text:p>
      <text:p text:style-name="P1"><text:tab/>Benytt uavhengige eksperter til gjennomgang </text:p>
      <text:p text:style-name="P1"><text:tab/>Sørg for at gjennomgangen kan føre til forandringer </text:p>
      <text:p text:style-name="P1"><text:tab/>Benytt en sjekkliste </text:p>
      <text:p text:style-name="P1"/>
      <text:p text:style-name="P1"><text:span text:style-name="T1">Anvendelsesfasen</text:span></text:p>
      <text:p text:style-name="P1">8. Benytt estimatene i tilbudsskriving </text:p>
      <text:p text:style-name="P1"><text:tab/>-Ta utgangspunkt i mest sannsynlig arbeidsmengde og estimatusikkerheten </text:p>
      <text:p text:style-name="P1"/>
      <text:p text:style-name="P1">9. Benytt estimatene i planleggingen </text:p>
      <text:p text:style-name="P1"><text:tab/>-Bestem buffer for uforutsette hendelser </text:p>
      <text:p text:style-name="P1"><text:tab/>-Planlegg aktiviteter som reduserer usikkerhet, som utvikling avdelfunksjonalitet </text:p>
      <text:p text:style-name="P1"><text:tab/>-Planlegg re-estimering 11 </text:p>
      <text:p text:style-name="P1"></text:p>
      <text:p text:style-name="P1">10. Kommuniser estimater, tilbud, plan og usikkerhet </text:p>
      <text:p text:style-name="P1"><text:tab/>-En god estimeringsprosess er et godt salgsargument! </text:p>
      <text:p text:style-name="P1"><text:soft-page-break/><text:tab/>-Tilpass informasjon etter modenhet </text:p>
      <text:p text:style-name="P1"><text:tab/>-Spesifiser risiko, og hvordan denne skal håndteres </text:p>
      <text:p text:style-name="P1"><text:tab/>-Tilgjengeliggjør oversiktlige estimater og antakelser </text:p>
      <text:p text:style-name="P1"><text:tab/>-Erkjenn og forhold dere til mottakers mål, uten å redusere realismen </text:p>
      <text:p text:style-name="P1"/>
      <text:p text:style-name="P1">11. Kontroller kostnadene </text:p>
      <text:p text:style-name="P1"><text:tab/>-Monitorer utviklingen og re-estimer </text:p>
      <text:p text:style-name="P1"><text:tab/>-Sørg for å holde alle deltakere informert </text:p>
      <text:p text:style-name="P1"><text:tab/>-Favoriser enkelhet </text:p>
      <text:p text:style-name="P1"/>
      <text:p text:style-name="P1"><text:s/></text:p>
      <text:p text:style-name="P1"><text:span text:style-name="T1">Læringsfasen</text:span> </text:p>
      <text:p text:style-name="P1">12. Lær av erfaringer </text:p>
      <text:p text:style-name="P1"><text:tab/>-Arranger erfaringsgjennomganger </text:p>
      <text:p text:style-name="P1"><text:tab/>-Forstå underliggende årsaker for eventuelle avvik </text:p>
      <text:p text:style-name="P1"><text:tab/>-Oppdater sjekklisten, erfaringsdatabasen, WBS etc. på bakgrunn av gjennomgangen </text:p>
      <text:p text:style-name="P1"><text:tab/>-Ikke overgeneraliser </text:p>
      <text:p text:style-name="P1"><text:tab/></text:p>
      <text:p text:style-name="P1"/>
      <text:p text:style-name="P1"/>
      <text:p text:style-name="P1">Modellering</text:p>
      <text:p text:style-name="P1"/>
      <text:p text:style-name="P1"><text:tab/>Det sentrale med systemmodellering er å utvikle abstrakte modeller av et system, der hver modell representerer ulike perspektiver av systemet.</text:p>
      <text:p text:style-name="P1"><text:tab/>Systemmodellering er viktig for å forstå funksjonaliteten i et system og modellene brukes til å kommunisere med kundene og til dokumentasjon</text:p>
      <text:p text:style-name="P1"><text:tab/>En modell er en abstrakt oversikt av et system</text:p>
      <text:p text:style-name="P1"><text:tab/></text:p>
      <text:p text:style-name="P1"><text:tab/>Grafiske Modeller</text:p>
      <text:p text:style-name="P1"><text:tab/><text:tab/>Et godt hjelpemiddel i diskusjonen om systemet</text:p>
      <text:p text:style-name="P1"><text:tab/><text:tab/><text:tab/>Ikke komplette eller ukorrekte modeller kan være OK så lenge formålet er å bidra til diskusjon</text:p>
      <text:p text:style-name="P1"><text:tab/><text:tab/>Brukes ofte som en sentral del i dokumentasjon av et eksisterende system</text:p>
      <text:p text:style-name="P1"><text:tab/><text:tab/><text:tab/>Modeller bør representere systemet korrekt, men trenger ikke være komplett</text:p>
      <text:p text:style-name="P1"><text:tab/><text:tab/>En detaljert systembeskrivelse kan brukes til å implementere systemet</text:p>
      <text:p text:style-name="P1"><text:tab/><text:tab/><text:tab/>Modellen må både være korrekt og komplett</text:p>
      <text:p text:style-name="P1"><text:soft-page-break/></text:p>
      <text:p text:style-name="P1"><text:tab/>Kontekstmodeller </text:p>
      <text:p text:style-name="P1"><text:tab/><text:tab/>Kontekstmodeller viser hvordan et system relaterer seg til andre systemer og prosesser</text:p>
      <text:p text:style-name="P1"><text:tab/></text:p>
      <text:p text:style-name="P1"><text:tab/>Bruksmønsere – use case diagram</text:p>
      <text:p text:style-name="P1"><text:tab/><text:tab/>-brukes til å beskrive interaksjonen mellom brukere og systemer.</text:p>
      <text:p text:style-name="P1"><text:tab/><text:tab/>-beskriver interaksjonen mellom et system og eksterne aktører</text:p>
      <text:p text:style-name="P1"><text:tab/>Aktivitetsdiagram</text:p>
      <text:p text:style-name="P1"><text:tab/>Sekvensdiagram</text:p>
      <text:p text:style-name="P1"><text:tab/><text:tab/>-brukes til å beskrive interaksjonen mellom brukere og systemer.</text:p>
      <text:p text:style-name="P1"><text:tab/><text:tab/>-brukes til å modellere interaksjonen mellom aktørene og objektene i et system</text:p>
      <text:p text:style-name="P1"><text:tab/><text:tab/>-viser sekvensen av interaksjoner som skjer under et gitt bruksmønster (spesielt for hovedløp)</text:p>
      <text:p text:style-name="P1"><text:tab/><text:tab/>-angir hvordan metodene i objektene anvendes</text:p>
      <text:p text:style-name="P1"><text:tab/>Klassediagram</text:p>
      <text:p text:style-name="P1"><text:tab/><text:tab/>-blir brukt i utviklingen av systemmodeller for å vise klasser i systemet og assosiasjoner mellom disse klassene</text:p>
      <text:p text:style-name="P1"><text:tab/><text:tab/>-En klasse kan bli sett på som en generell definisjon (mønster) av objekter som er instanser av klassen</text:p>
      <text:p text:style-name="P1"><text:tab/><text:tab/>-En assosiasjon mellom to klasser angir at det er en forbindelse mellom disse klassene</text:p>
      <text:p text:style-name="P1"/>
      <text:p text:style-name="P1"><text:tab/>Tilstandsdiagram</text:p>
      <text:p text:style-name="P1"/>
      <text:p text:style-name="P1"/>
      <text:p text:style-name="P1"/>
      <text:p text:style-name="P1"><text:tab/>Stystem-modellerering</text:p>
      <text:p text:style-name="P1"><text:tab/>UML</text:p>
      <text:p text:style-name="P1"><text:tab/></text:p>
      <text:p text:style-name="P1">Arkitektur</text:p>
      <text:p text:style-name="P1"><text:tab/>Programvarearkitektur</text:p>
      <text:p text:style-name="P1"><text:tab/>Arkitekturdesign</text:p>
      <text:p text:style-name="P1"/>
      <text:p text:style-name="P1">Testing</text:p>
      <text:p text:style-name="P1"/>
      <text:p text:style-name="P1">Kontrakter</text:p>
      <text:p text:style-name="P1"/>
      <text:p text:style-name="P1"><text:soft-page-break/>Forskningsmetoder</text:p>
      <text:p text:style-name="P1"/>
      <text:p text:style-name="P1">Diagrameksempler</text:p>
      <text:p text:style-name="P1"/>
      <text:p text:style-name="P1">Oblig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Lucida Sans1" svg:font-family="'Lucida Sans'" style:font-family-generic="swiss"/>
    <style:font-face style:name="Adobe Caslon Pro" svg:font-family="'Adobe Caslon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6T11:57:18</meta:creation-date>
    <dc:date>2013-05-26T18:10:59</dc:date>
    <meta:editing-duration>PT3H20M52S</meta:editing-duration>
    <meta:editing-cycles>15</meta:editing-cycles>
    <meta:generator>OpenOffice.org/3.4.1$Unix OpenOffice.org_project/341m1$Build-9593</meta:generator>
    <meta:document-statistic meta:table-count="0" meta:image-count="0" meta:object-count="0" meta:page-count="12" meta:paragraph-count="296" meta:word-count="1875" meta:character-count="14248"/>
  </office:meta>
</office:document-meta>
</file>